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2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104"/>
    <style:style style:name="ce5" style:family="table-cell" style:parent-style-name="Default" style:data-style-name="N10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2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st of Phone</text:p>
          </table:table-cell>
          <table:table-cell office:value-type="string" calcext:value-type="string">
            <text:p>cost of accessories good case and a glass screen protector</text:p>
          </table:table-cell>
          <table:table-cell office:value-type="string" calcext:value-type="string">
            <text:p>Total cost to BUY</text:p>
          </table:table-cell>
          <table:table-cell office:value-type="string" calcext:value-type="string">
            <text:p>years of support left</text:p>
          </table:table-cell>
          <table:table-cell office:value-type="string" calcext:value-type="string">
            <text:p>cost per year</text:p>
          </table:table-cell>
          <table:table-cell office:value-type="string" calcext:value-type="string">
            <text:p>1 behind current works for me</text:p>
          </table:table-cell>
          <table:table-cell table:style-name="ce1" office:value-type="string" calcext:value-type="string">
            <text:p>Best Value for me</text:p>
          </table:table-cell>
          <table:table-cell office:value-type="string" calcext:value-type="string">
            <text:p>Estimated SELL Price Current Phone</text:p>
          </table:table-cell>
          <table:table-cell/>
        </table:table-row>
        <table:table-row table:style-name="ro1">
          <table:table-cell table:style-name="ce2" office:value-type="string" calcext:value-type="string">
            <text:p>Selling Ol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3]+[.C3]"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office:value-type="currency" office:currency="USD" office:value="113" calcext:value-type="currency">
            <text:p>$113.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Buying Use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currency" office:currency="USD" office:value="145" calcext:value-type="currency">
            <text:p>$145.0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6]+[.C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-[.I3]" office:value-type="currency" office:currency="USD" office:value="32" calcext:value-type="currency">
            <text:p>$3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currency" office:currency="USD" office:value="235" calcext:value-type="currency">
            <text:p>$235.00</text:p>
          </table:table-cell>
          <table:table-cell office:value-type="currency" office:currency="USD" office:value="15.7" calcext:value-type="currency">
            <text:p>$15.70</text:p>
          </table:table-cell>
          <table:table-cell table:formula="of:=[.B7]+[.C7]" office:value-type="currency" office:currency="USD" office:value="250.7" calcext:value-type="currency">
            <text:p>$250.70</text:p>
          </table:table-cell>
          <table:table-cell office:value-type="float" office:value="1" calcext:value-type="float">
            <text:p>1</text:p>
          </table:table-cell>
          <table:table-cell table:formula="of:=([.B7]+[.C7])/[.E7]" office:value-type="currency" office:currency="USD" office:value="250.7" calcext:value-type="currency">
            <text:p>$250.70</text:p>
          </table:table-cell>
          <table:table-cell table:formula="of:=[.E7] +1" office:value-type="float" office:value="2" calcext:value-type="float">
            <text:p>2</text:p>
          </table:table-cell>
          <table:table-cell table:formula="of:=([.D7]+[.E7]-[.I2])/[.G7]" office:value-type="currency" office:currency="USD" office:value="125.85" calcext:value-type="currency">
            <text:p>$12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currency" office:currency="USD" office:value="307" calcext:value-type="currency">
            <text:p>$307.00</text:p>
          </table:table-cell>
          <table:table-cell office:value-type="currency" office:currency="USD" office:value="18.24" calcext:value-type="currency">
            <text:p>$18.24</text:p>
          </table:table-cell>
          <table:table-cell table:formula="of:=[.B8]+[.C8]" office:value-type="currency" office:currency="USD" office:value="325.24" calcext:value-type="currency">
            <text:p>$325.24</text:p>
          </table:table-cell>
          <table:table-cell office:value-type="float" office:value="1" calcext:value-type="float">
            <text:p>1</text:p>
          </table:table-cell>
          <table:table-cell table:formula="of:=([.B8]+[.C8])/[.E8]" office:value-type="currency" office:currency="USD" office:value="325.24" calcext:value-type="currency">
            <text:p>$325.24</text:p>
          </table:table-cell>
          <table:table-cell table:formula="of:=[.E8] +1" office:value-type="float" office:value="2" calcext:value-type="float">
            <text:p>2</text:p>
          </table:table-cell>
          <table:table-cell table:formula="of:=([.D8]+[.E8]-[.I3])/[.G8]" office:value-type="currency" office:currency="USD" office:value="106.62" calcext:value-type="currency">
            <text:p>$10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currency" office:currency="USD" office:value="311" calcext:value-type="currency">
            <text:p>$311.00</text:p>
          </table:table-cell>
          <table:table-cell office:value-type="currency" office:currency="USD" office:value="15.74" calcext:value-type="currency">
            <text:p>$15.74</text:p>
          </table:table-cell>
          <table:table-cell table:formula="of:=[.B9]+[.C9]" office:value-type="currency" office:currency="USD" office:value="326.74" calcext:value-type="currency">
            <text:p>$326.74</text:p>
          </table:table-cell>
          <table:table-cell office:value-type="float" office:value="2" calcext:value-type="float">
            <text:p>2</text:p>
          </table:table-cell>
          <table:table-cell table:formula="of:=([.B9]+[.C9])/[.E9]" office:value-type="currency" office:currency="USD" office:value="163.37" calcext:value-type="currency">
            <text:p>$163.37</text:p>
          </table:table-cell>
          <table:table-cell table:formula="of:=[.E9] +1" office:value-type="float" office:value="3" calcext:value-type="float">
            <text:p>3</text:p>
          </table:table-cell>
          <table:table-cell table:formula="of:=([.D9]+[.E9]-[.I3])/[.G9]" office:value-type="currency" office:currency="USD" office:value="71.9133333333333" calcext:value-type="currency">
            <text:p>$71.91</text:p>
          </table:table-cell>
          <table:table-cell office:value-type="string" calcext:value-type="string">
            <text:p>← Best value per year</text:p>
          </table:table-cell>
          <table:table-cell/>
        </table:table-row>
        <table:table-row table:style-name="ro1">
          <table:table-cell table:style-name="ce3" office:value-type="string" calcext:value-type="string">
            <text:p>IPhone 12 pro</text:p>
          </table:table-cell>
          <table:table-cell table:style-name="ce5" office:value-type="currency" office:currency="USD" office:value="349.95" calcext:value-type="currency">
            <text:p>$349.95</text:p>
          </table:table-cell>
          <table:table-cell table:style-name="ce5" office:value-type="currency" office:currency="USD" office:value="130.08" calcext:value-type="currency">
            <text:p>$130.08</text:p>
          </table:table-cell>
          <table:table-cell table:style-name="ce5" table:formula="of:=[.B10]+[.C10]" office:value-type="currency" office:currency="USD" office:value="480.03" calcext:value-type="currency">
            <text:p>$480.03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([.B10]+[.C10])/[.E10]" office:value-type="currency" office:currency="USD" office:value="240.015" calcext:value-type="currency">
            <text:p>$240.02</text:p>
          </table:table-cell>
          <table:table-cell table:style-name="ce3" table:formula="of:=[.E10] +1" office:value-type="float" office:value="3" calcext:value-type="float">
            <text:p>3</text:p>
          </table:table-cell>
          <table:table-cell table:style-name="ce5" table:formula="of:=([.D10]+[.E10]-[.I3])/[.G10]" office:value-type="currency" office:currency="USD" office:value="123.01" calcext:value-type="currency">
            <text:p>$123.01</text:p>
          </table:table-cell>
          <table:table-cell table:style-name="ce3" office:value-type="string" calcext:value-type="string">
            <text:p>← WENT WITH</text:p>
          </table:table-cell>
          <table:table-cell table:style-name="ce3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currency" office:currency="USD" office:value="464" calcext:value-type="currency">
            <text:p>$464.00</text:p>
          </table:table-cell>
          <table:table-cell office:value-type="currency" office:currency="USD" office:value="21.74" calcext:value-type="currency">
            <text:p>$21.74</text:p>
          </table:table-cell>
          <table:table-cell table:formula="of:=[.B11]+[.C11]" office:value-type="currency" office:currency="USD" office:value="485.74" calcext:value-type="currency">
            <text:p>$485.74</text:p>
          </table:table-cell>
          <table:table-cell office:value-type="float" office:value="3" calcext:value-type="float">
            <text:p>3</text:p>
          </table:table-cell>
          <table:table-cell table:formula="of:=([.B11]+[.C11])/[.E11]" office:value-type="currency" office:currency="USD" office:value="161.913333333333" calcext:value-type="currency">
            <text:p>$161.91</text:p>
          </table:table-cell>
          <table:table-cell table:formula="of:=[.E11] +1" office:value-type="float" office:value="4" calcext:value-type="float">
            <text:p>4</text:p>
          </table:table-cell>
          <table:table-cell table:formula="of:=([.D11]+[.E11]-[.I3])/[.G11]" office:value-type="currency" office:currency="USD" office:value="93.935" calcext:value-type="currency">
            <text:p>$9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currency" office:currency="USD" office:value="25.72" calcext:value-type="currency">
            <text:p>$25.72</text:p>
          </table:table-cell>
          <table:table-cell table:formula="of:=[.B12]+[.C12]" office:value-type="currency" office:currency="USD" office:value="600.72" calcext:value-type="currency">
            <text:p>$600.72</text:p>
          </table:table-cell>
          <table:table-cell office:value-type="float" office:value="3" calcext:value-type="float">
            <text:p>3</text:p>
          </table:table-cell>
          <table:table-cell table:formula="of:=([.B12]+[.C12])/[.E12]" office:value-type="currency" office:currency="USD" office:value="200.24" calcext:value-type="currency">
            <text:p>$200.24</text:p>
          </table:table-cell>
          <table:table-cell table:formula="of:=[.E12] +1" office:value-type="float" office:value="4" calcext:value-type="float">
            <text:p>4</text:p>
          </table:table-cell>
          <table:table-cell table:formula="of:=([.D12]+[.E12]-[.I3])/[.G12]" office:value-type="currency" office:currency="USD" office:value="122.68" calcext:value-type="currency">
            <text:p>$12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444.95" calcext:value-type="currency">
            <text:p>$444.95</text:p>
          </table:table-cell>
          <table:table-cell office:value-type="currency" office:currency="USD" office:value="25.5" calcext:value-type="currency">
            <text:p>$25.50</text:p>
          </table:table-cell>
          <table:table-cell table:formula="of:=[.B13]+[.C13]" office:value-type="currency" office:currency="USD" office:value="470.45" calcext:value-type="currency">
            <text:p>$470.45</text:p>
          </table:table-cell>
          <table:table-cell office:value-type="float" office:value="4" calcext:value-type="float">
            <text:p>4</text:p>
          </table:table-cell>
          <table:table-cell table:formula="of:=([.B13]+[.C13])/[.E13]" office:value-type="currency" office:currency="USD" office:value="117.6125" calcext:value-type="currency">
            <text:p>$117.61</text:p>
          </table:table-cell>
          <table:table-cell table:formula="of:=[.E13] +1" office:value-type="float" office:value="5" calcext:value-type="float">
            <text:p>5</text:p>
          </table:table-cell>
          <table:table-cell table:formula="of:=([.D13]+[.E13]-[.I3])/[.G13]" office:value-type="currency" office:currency="USD" office:value="72.29" calcext:value-type="currency">
            <text:p>$72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currency" office:currency="USD" office:value="680" calcext:value-type="currency">
            <text:p>$680.00</text:p>
          </table:table-cell>
          <table:table-cell office:value-type="currency" office:currency="USD" office:value="31.04" calcext:value-type="currency">
            <text:p>$31.04</text:p>
          </table:table-cell>
          <table:table-cell table:formula="of:=[.B14]+[.C14]" office:value-type="currency" office:currency="USD" office:value="711.04" calcext:value-type="currency">
            <text:p>$711.04</text:p>
          </table:table-cell>
          <table:table-cell office:value-type="float" office:value="4" calcext:value-type="float">
            <text:p>4</text:p>
          </table:table-cell>
          <table:table-cell table:formula="of:=([.B14]+[.C14])/[.E14]" office:value-type="currency" office:currency="USD" office:value="177.76" calcext:value-type="currency">
            <text:p>$177.76</text:p>
          </table:table-cell>
          <table:table-cell table:formula="of:=[.E14] +1" office:value-type="float" office:value="5" calcext:value-type="float">
            <text:p>5</text:p>
          </table:table-cell>
          <table:table-cell table:formula="of:=([.D14]+[.E14]-[.I3])/[.G14]" office:value-type="currency" office:currency="USD" office:value="120.408" calcext:value-type="currency">
            <text:p>$12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865" calcext:value-type="currency">
            <text:p>$865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15]+[.C15]" office:value-type="currency" office:currency="USD" office:value="936.94" calcext:value-type="currency">
            <text:p>$936.94</text:p>
          </table:table-cell>
          <table:table-cell office:value-type="float" office:value="5" calcext:value-type="float">
            <text:p>5</text:p>
          </table:table-cell>
          <table:table-cell table:formula="of:=([.B15]+[.C15])/[.E15]" office:value-type="currency" office:currency="USD" office:value="187.388" calcext:value-type="currency">
            <text:p>$187.39</text:p>
          </table:table-cell>
          <table:table-cell table:formula="of:=[.E15] +1" office:value-type="float" office:value="6" calcext:value-type="float">
            <text:p>6</text:p>
          </table:table-cell>
          <table:table-cell table:formula="of:=([.D15]+[.E15]-[.I3])/[.G15]" office:value-type="currency" office:currency="USD" office:value="138.156666666667" calcext:value-type="currency">
            <text:p>$1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953" calcext:value-type="currency">
            <text:p>$953.00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16]+[.C16]" office:value-type="currency" office:currency="USD" office:value="985.11" calcext:value-type="currency">
            <text:p>$985.11</text:p>
          </table:table-cell>
          <table:table-cell office:value-type="float" office:value="5" calcext:value-type="float">
            <text:p>5</text:p>
          </table:table-cell>
          <table:table-cell table:formula="of:=([.B16]+[.C16])/[.E16]" office:value-type="currency" office:currency="USD" office:value="197.022" calcext:value-type="currency">
            <text:p>$197.02</text:p>
          </table:table-cell>
          <table:table-cell table:formula="of:=[.E16] +1" office:value-type="float" office:value="6" calcext:value-type="float">
            <text:p>6</text:p>
          </table:table-cell>
          <table:table-cell table:formula="of:=([.D16]+[.E16]-[.I3])/[.G16]" office:value-type="currency" office:currency="USD" office:value="146.185" calcext:value-type="currency">
            <text:p>$146.1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Buying New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1178" calcext:value-type="currency">
            <text:p>$1,178.00</text:p>
          </table:table-cell>
          <table:table-cell office:value-type="currency" office:currency="USD" office:value="25.7" calcext:value-type="currency">
            <text:p>$25.70</text:p>
          </table:table-cell>
          <table:table-cell table:formula="of:=[.B19]+[.C19]" office:value-type="currency" office:currency="USD" office:value="1203.7" calcext:value-type="currency">
            <text:p>$1,203.70</text:p>
          </table:table-cell>
          <table:table-cell office:value-type="float" office:value="4" calcext:value-type="float">
            <text:p>4</text:p>
          </table:table-cell>
          <table:table-cell table:formula="of:=([.B19]+[.C19])/[.E19]" office:value-type="currency" office:currency="USD" office:value="300.925" calcext:value-type="currency">
            <text:p>$300.93</text:p>
          </table:table-cell>
          <table:table-cell table:formula="of:=[.E19] +1" office:value-type="float" office:value="5" calcext:value-type="float">
            <text:p>5</text:p>
          </table:table-cell>
          <table:table-cell table:formula="of:=([.D19]+[.E19]-[.I3])/[.G19]" office:value-type="currency" office:currency="USD" office:value="218.94" calcext:value-type="currency">
            <text:p>$218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1278" calcext:value-type="currency">
            <text:p>$1,278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20]+[.C20]" office:value-type="currency" office:currency="USD" office:value="1349.94" calcext:value-type="currency">
            <text:p>$1,349.94</text:p>
          </table:table-cell>
          <table:table-cell office:value-type="float" office:value="5" calcext:value-type="float">
            <text:p>5</text:p>
          </table:table-cell>
          <table:table-cell table:formula="of:=([.B20]+[.C20])/[.E20]" office:value-type="currency" office:currency="USD" office:value="269.988" calcext:value-type="currency">
            <text:p>$269.99</text:p>
          </table:table-cell>
          <table:table-cell table:formula="of:=[.E20] +1" office:value-type="float" office:value="6" calcext:value-type="float">
            <text:p>6</text:p>
          </table:table-cell>
          <table:table-cell table:formula="of:=([.D20]+[.E20]-[.I3])/[.G20]" office:value-type="currency" office:currency="USD" office:value="206.99" calcext:value-type="currency">
            <text:p>$20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1469.99" calcext:value-type="currency">
            <text:p>$1,469.99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21]+[.C21]" office:value-type="currency" office:currency="USD" office:value="1502.1" calcext:value-type="currency">
            <text:p>$1,502.10</text:p>
          </table:table-cell>
          <table:table-cell office:value-type="float" office:value="5" calcext:value-type="float">
            <text:p>5</text:p>
          </table:table-cell>
          <table:table-cell table:formula="of:=([.B21]+[.C21])/[.E21]" office:value-type="currency" office:currency="USD" office:value="300.42" calcext:value-type="currency">
            <text:p>$300.42</text:p>
          </table:table-cell>
          <table:table-cell table:formula="of:=[.E21] +1" office:value-type="float" office:value="6" calcext:value-type="float">
            <text:p>6</text:p>
          </table:table-cell>
          <table:table-cell table:formula="of:=([.D21]+[.E21]-[.I3])/[.G21]" office:value-type="currency" office:currency="USD" office:value="232.35" calcext:value-type="currency">
            <text:p>$232.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5:21.510194912</meta:creation-date>
    <dc:date>2024-08-09T08:39:30.761115808</dc:date>
    <meta:editing-duration>PT4M9S</meta:editing-duration>
    <meta:editing-cycles>2</meta:editing-cycles>
    <meta:generator>LibreOffice/7.3.7.2$Linux_X86_64 LibreOffice_project/30$Build-2</meta:generator>
    <meta:document-statistic meta:table-count="1" meta:cell-count="134" meta:object-count="0"/>
  </office:meta>
</office:document-meta>
</file>